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ffichage des moyennes :</text:span></text:p>
      <text:p text:style-name="P1"><text:span text:style-name="T1">*************************</text:span></text:p>
      <text:p text:style-name="P2"/>
      <text:p text:style-name="P1"><text:span text:style-name="T1">NDVI=-1.1550564678994082E7</text:span></text:p>
      <text:p text:style-name="P1"><text:span text:style-name="T1">IR=78.44526627218934</text:span></text:p>
      <text:p text:style-name="P1"><text:span text:style-name="T1">variance NDVI=3.674103136756159E8</text:span></text:p>
      <text:p text:style-name="P1"><text:span text:style-name="T1">varianceIR=37.64295066950513</text:span></text:p>
      <text:p text:style-name="P2"/>
      <text:p text:style-name="P1"><text:span text:style-name="T1">NDVI=-1.1545652443076923E7</text:span></text:p>
      <text:p text:style-name="P1"><text:span text:style-name="T1">IR=77.13230769230769</text:span></text:p>
      <text:p text:style-name="P1"><text:span text:style-name="T1">variance NDVI=1664199.1891019898</text:span></text:p>
      <text:p text:style-name="P1"><text:span text:style-name="T1">varianceIR=10.064637582157447</text:span></text:p>
      <text:p text:style-name="P2"/>
      <text:p text:style-name="P1"><text:span text:style-name="T1">NDVI=-1.1758471082840236E7</text:span></text:p>
      <text:p text:style-name="P1"><text:span text:style-name="T1">IR=77.36686390532545</text:span></text:p>
      <text:p text:style-name="P1"><text:span text:style-name="T1">variance NDVI=1.437869390624638E8</text:span></text:p>
      <text:p text:style-name="P1"><text:span text:style-name="T1">varianceIR=14.515753523704817</text:span></text:p>
      <text:p text:style-name="P2"/>
      <text:p text:style-name="P1"><text:span text:style-name="T1">NDVI=-1.1545252490769232E7</text:span></text:p>
      <text:p text:style-name="P1"><text:span text:style-name="T1">IR=82.84461538461538</text:span></text:p>
      <text:p text:style-name="P1"><text:span text:style-name="T1">variance NDVI=4.155349766267846E7</text:span></text:p>
      <text:p text:style-name="P1"><text:span text:style-name="T1">varianceIR=6.86544069549386</text:span></text:p>
      <text:p text:style-name="P2"/>
      <text:p text:style-name="P1"><text:span text:style-name="T1">NDVI=-1.139960476627219E7</text:span></text:p>
      <text:p text:style-name="P1"><text:span text:style-name="T1">IR=80.91420118343196</text:span></text:p>
      <text:p text:style-name="P1"><text:span text:style-name="T1">variance NDVI=1.0559962589004543E7</text:span></text:p>
      <text:p text:style-name="P1"><text:span text:style-name="T1">varianceIR=20.890727251171654</text:span></text:p>
      <text:p text:style-name="P2"/>
      <text:p text:style-name="P1"><text:span text:style-name="T1">NDVI=-1.119412012923077E7</text:span></text:p>
      <text:p text:style-name="P1"><text:span text:style-name="T1">IR=78.91076923076923</text:span></text:p>
      <text:p text:style-name="P1"><text:span text:style-name="T1">variance NDVI=3.064873749978431E7</text:span></text:p>
      <text:p text:style-name="P1"><text:span text:style-name="T1">varianceIR=21.78420633227134</text:span></text:p>
      <text:p text:style-name="P2"/>
      <text:p text:style-name="P1"><text:span text:style-name="T1">NDVI=-1.0652681374260355E7</text:span></text:p>
      <text:p text:style-name="P1"><text:span text:style-name="T1">IR=94.38905325443787</text:span></text:p>
      <text:p text:style-name="P1"><text:span text:style-name="T1">variance NDVI=5556629.208692957</text:span></text:p>
      <text:p text:style-name="P1"><text:span text:style-name="T1">varianceIR=24.446704686911154</text:span></text:p>
      <text:p text:style-name="P2"/>
      <text:p text:style-name="P1"><text:span text:style-name="T1">NDVI=-1.0304574586153846E7</text:span></text:p>
      <text:p text:style-name="P1"><text:span text:style-name="T1">IR=103.22307692307692</text:span></text:p>
      <text:p text:style-name="P1"><text:span text:style-name="T1">variance NDVI=4.653667327977512E8</text:span></text:p>
      <text:p text:style-name="P1"><text:span text:style-name="T1">varianceIR=32.464088393263644</text:span></text:p>
      <text:p text:style-name="P2"/>
      <text:p text:style-name="P1"><text:span text:style-name="T1">NDVI=-1.0517647942307692E7</text:span></text:p>
      <text:p text:style-name="P1"><text:span text:style-name="T1">IR=87.06360946745562</text:span></text:p>
      <text:p text:style-name="P1"><text:span text:style-name="T1">variance NDVI=2.4205867715219432E8</text:span></text:p>
      <text:p text:style-name="P1"><text:span text:style-name="T1">varianceIR=63.559669950297796</text:span></text:p>
      <text:p text:style-name="P2"/>
      <text:p text:style-name="P1"><text:span text:style-name="T1">NDVI=-1.0216063796923077E7</text:span></text:p>
      <text:p text:style-name="P1"><text:span text:style-name="T1">IR=94.72615384615385</text:span></text:p>
      <text:p text:style-name="P1"><text:span text:style-name="T1">variance NDVI=4.57832084787483E8</text:span></text:p>
      <text:p text:style-name="P1"><text:span text:style-name="T1">varianceIR=150.12353785707802</text:span></text:p>
      <text:p text:style-name="P2"/>
      <text:p text:style-name="P1"><text:span text:style-name="T1">NDVI=-1.188085510153846E7</text:span></text:p>
      <text:p text:style-name="P1"><text:span text:style-name="T1">IR=75.75384615384615</text:span></text:p>
      <text:p text:style-name="P1"><text:span text:style-name="T1">variance NDVI=2.899856433371253E8</text:span></text:p>
      <text:p text:style-name="P1"><text:span text:style-name="T1">varianceIR=24.685016294947662</text:span></text:p>
      <text:p text:style-name="P2"/>
      <text:p text:style-name="P1"><text:span text:style-name="T1">NDVI=-1.18777526224E7</text:span></text:p>
      <text:p text:style-name="P1"><text:span text:style-name="T1">IR=72.7088</text:span></text:p>
      <text:p text:style-name="P1"><text:span text:style-name="T1">variance NDVI=3.929253663337004E8</text:span></text:p>
      <text:p text:style-name="P1"><text:span text:style-name="T1">varianceIR=9.202513915904019</text:span></text:p>
      <text:p text:style-name="P2"><text:soft-page-break/></text:p>
      <text:p text:style-name="P1"><text:span text:style-name="T1">NDVI=-1.210645439076923E7</text:span></text:p>
      <text:p text:style-name="P1"><text:span text:style-name="T1">IR=69.57230769230769</text:span></text:p>
      <text:p text:style-name="P1"><text:span text:style-name="T1">variance NDVI=5.404045337165653E8</text:span></text:p>
      <text:p text:style-name="P1"><text:span text:style-name="T1">varianceIR=20.743703901684047</text:span></text:p>
      <text:p text:style-name="P2"/>
      <text:p text:style-name="P1"><text:span text:style-name="T1">NDVI=-1.19313389792E7</text:span></text:p>
      <text:p text:style-name="P1"><text:span text:style-name="T1">IR=71.0432</text:span></text:p>
      <text:p text:style-name="P1"><text:span text:style-name="T1">variance NDVI=928231.4645382877</text:span></text:p>
      <text:p text:style-name="P1"><text:span text:style-name="T1">varianceIR=16.459151785983956</text:span></text:p>
      <text:p text:style-name="P2"/>
      <text:p text:style-name="P1"><text:span text:style-name="T1">NDVI=-1.15693163E7</text:span></text:p>
      <text:p text:style-name="P1"><text:span text:style-name="T1">IR=75.55230769230769</text:span></text:p>
      <text:p text:style-name="P1"><text:span text:style-name="T1">variance NDVI=6.550803148457073E7</text:span></text:p>
      <text:p text:style-name="P1"><text:span text:style-name="T1">varianceIR=33.50903497860717</text:span></text:p>
      <text:p text:style-name="P2"/>
      <text:p text:style-name="P1"><text:span text:style-name="T1">NDVI=-1.16714912624E7</text:span></text:p>
      <text:p text:style-name="P1"><text:span text:style-name="T1">IR=73.0256</text:span></text:p>
      <text:p text:style-name="P1"><text:span text:style-name="T1">variance NDVI=1092037.1300352376</text:span></text:p>
      <text:p text:style-name="P1"><text:span text:style-name="T1">varianceIR=73.79252584857602</text:span></text:p>
      <text:p text:style-name="P2"/>
      <text:p text:style-name="P1"><text:span text:style-name="T1">NDVI=-1.0993056366153846E7</text:span></text:p>
      <text:p text:style-name="P1"><text:span text:style-name="T1">IR=85.0</text:span></text:p>
      <text:p text:style-name="P1"><text:span text:style-name="T1">variance NDVI=2.8745077297342107E7</text:span></text:p>
      <text:p text:style-name="P1"><text:span text:style-name="T1">varianceIR=67.77384615384615</text:span></text:p>
      <text:p text:style-name="P2"/>
      <text:p text:style-name="P1"><text:span text:style-name="T1">NDVI=-1.0437062496E7</text:span></text:p>
      <text:p text:style-name="P1"><text:span text:style-name="T1">IR=100.9216</text:span></text:p>
      <text:p text:style-name="P1"><text:span text:style-name="T1">variance NDVI=2965504.070655294</text:span></text:p>
      <text:p text:style-name="P1"><text:span text:style-name="T1">varianceIR=13.978124394496001</text:span></text:p>
      <text:p text:style-name="P2"/>
      <text:p text:style-name="P1"><text:span text:style-name="T1">NDVI=-1.0363319533846153E7</text:span></text:p>
      <text:p text:style-name="P1"><text:span text:style-name="T1">IR=98.46</text:span></text:p>
      <text:p text:style-name="P1"><text:span text:style-name="T1">variance NDVI=8.296585541713132E7</text:span></text:p>
      <text:p text:style-name="P1"><text:span text:style-name="T1">varianceIR=55.9689716923073</text:span></text:p>
      <text:p text:style-name="P2"/>
      <text:p text:style-name="P1"><text:span text:style-name="T1">NDVI=-1.05754625424E7</text:span></text:p>
      <text:p text:style-name="P1"><text:span text:style-name="T1">IR=85.0544</text:span></text:p>
      <text:p text:style-name="P1"><text:span text:style-name="T1">variance NDVI=3695440.932643621</text:span></text:p>
      <text:p text:style-name="P1"><text:span text:style-name="T1">varianceIR=43.338242174976</text:span></text:p>
      <text:p text:style-name="P2"/>
      <text:p text:style-name="P1"><text:span text:style-name="T1">NDVI=-1.168273223076923E7</text:span></text:p>
      <text:p text:style-name="P1"><text:span text:style-name="T1">IR=73.54437869822485</text:span></text:p>
      <text:p text:style-name="P1"><text:span text:style-name="T1">variance NDVI=1152474.6479378538</text:span></text:p>
      <text:p text:style-name="P1"><text:span text:style-name="T1">varianceIR=8.88527259935083</text:span></text:p>
      <text:p text:style-name="P2"/>
      <text:p text:style-name="P1"><text:span text:style-name="T1">NDVI=-1.1982144596923077E7</text:span></text:p>
      <text:p text:style-name="P1"><text:span text:style-name="T1">IR=67.73538461538462</text:span></text:p>
      <text:p text:style-name="P1"><text:span text:style-name="T1">variance NDVI=4.1160751704989815E8</text:span></text:p>
      <text:p text:style-name="P1"><text:span text:style-name="T1">varianceIR=15.548566896677357</text:span></text:p>
      <text:p text:style-name="P2"/>
      <text:p text:style-name="P1"><text:span text:style-name="T1">NDVI=-1.2092740618343195E7</text:span></text:p>
      <text:p text:style-name="P1"><text:span text:style-name="T1">IR=67.71301775147928</text:span></text:p>
      <text:p text:style-name="P1"><text:span text:style-name="T1">variance NDVI=3.089069185733735E7</text:span></text:p>
      <text:p text:style-name="P1"><text:span text:style-name="T1">varianceIR=19.76831097159635</text:span></text:p>
      <text:p text:style-name="P2"/>
      <text:p text:style-name="P1"><text:span text:style-name="T1">NDVI=-1.1924721838461539E7</text:span></text:p>
      <text:p text:style-name="P1"><text:span text:style-name="T1">IR=71.66307692307693</text:span></text:p>
      <text:p text:style-name="P1"><text:span text:style-name="T1">variance NDVI=7.067407139331156E7</text:span></text:p>
      <text:p text:style-name="P1"><text:span text:style-name="T1">varianceIR=14.512016061902647</text:span></text:p>
      <text:p text:style-name="P2"/>
      <text:p text:style-name="P1"><text:span text:style-name="T1">NDVI=-1.139306573964497E7</text:span></text:p>
      <text:p text:style-name="P1"><text:soft-page-break/><text:span text:style-name="T1">IR=78.68639053254438</text:span></text:p>
      <text:p text:style-name="P1"><text:span text:style-name="T1">variance NDVI=9.359096021910438E7</text:span></text:p>
      <text:p text:style-name="P1"><text:span text:style-name="T1">varianceIR=25.504530840147282</text:span></text:p>
      <text:p text:style-name="P2"/>
      <text:p text:style-name="P1"><text:span text:style-name="T1">NDVI=-1.1026463856923077E7</text:span></text:p>
      <text:p text:style-name="P1"><text:span text:style-name="T1">IR=81.57076923076923</text:span></text:p>
      <text:p text:style-name="P1"><text:span text:style-name="T1">variance NDVI=1.3180314799759142E7</text:span></text:p>
      <text:p text:style-name="P1"><text:span text:style-name="T1">varianceIR=14.850823089667761</text:span></text:p>
      <text:p text:style-name="P2"/>
      <text:p text:style-name="P1"><text:span text:style-name="T1">NDVI=-1.1316819313609468E7</text:span></text:p>
      <text:p text:style-name="P1"><text:span text:style-name="T1">IR=78.01183431952663</text:span></text:p>
      <text:p text:style-name="P1"><text:span text:style-name="T1">variance NDVI=5.194057027527391E8</text:span></text:p>
      <text:p text:style-name="P1"><text:span text:style-name="T1">varianceIR=15.896082277131693</text:span></text:p>
      <text:p text:style-name="P2"/>
      <text:p text:style-name="P1"><text:span text:style-name="T1">NDVI=-1.0717482952307692E7</text:span></text:p>
      <text:p text:style-name="P1"><text:span text:style-name="T1">IR=87.01692307692308</text:span></text:p>
      <text:p text:style-name="P1"><text:span text:style-name="T1">variance NDVI=2.9346524945407428E7</text:span></text:p>
      <text:p text:style-name="P1"><text:span text:style-name="T1">varianceIR=41.970398073736725</text:span></text:p>
      <text:p text:style-name="P2"/>
      <text:p text:style-name="P1"><text:span text:style-name="T1">NDVI=-1.059244700443787E7</text:span></text:p>
      <text:p text:style-name="P1"><text:span text:style-name="T1">IR=90.36834319526628</text:span></text:p>
      <text:p text:style-name="P1"><text:span text:style-name="T1">variance NDVI=3.1485918029841536E8</text:span></text:p>
      <text:p text:style-name="P1"><text:span text:style-name="T1">varianceIR=83.9818343139589</text:span></text:p>
      <text:p text:style-name="P2"/>
      <text:p text:style-name="P1"><text:span text:style-name="T1">NDVI=-1.1031597973846154E7</text:span></text:p>
      <text:p text:style-name="P1"><text:span text:style-name="T1">IR=80.05692307692307</text:span></text:p>
      <text:p text:style-name="P1"><text:span text:style-name="T1">variance NDVI=9.071533481809755E7</text:span></text:p>
      <text:p text:style-name="P1"><text:span text:style-name="T1">varianceIR=43.95693042876654</text:span></text:p>
      <text:p text:style-name="P2"/>
      <text:p text:style-name="P1"><text:span text:style-name="T1">NDVI=-1.2275560661538461E7</text:span></text:p>
      <text:p text:style-name="P1"><text:span text:style-name="T1">IR=68.63076923076923</text:span></text:p>
      <text:p text:style-name="P1"><text:span text:style-name="T1">variance NDVI=3.842383284498082E7</text:span></text:p>
      <text:p text:style-name="P1"><text:span text:style-name="T1">varianceIR=10.888564770141109</text:span></text:p>
      <text:p text:style-name="P2"/>
      <text:p text:style-name="P1"><text:span text:style-name="T1">NDVI=-1.21603867616E7</text:span></text:p>
      <text:p text:style-name="P1"><text:span text:style-name="T1">IR=66.256</text:span></text:p>
      <text:p text:style-name="P1"><text:span text:style-name="T1">variance NDVI=2.3554732650723448E8</text:span></text:p>
      <text:p text:style-name="P1"><text:span text:style-name="T1">varianceIR=21.284636057600014</text:span></text:p>
      <text:p text:style-name="P2"/>
      <text:p text:style-name="P1"><text:span text:style-name="T1">NDVI=-1.2013016598461539E7</text:span></text:p>
      <text:p text:style-name="P1"><text:span text:style-name="T1">IR=68.54615384615384</text:span></text:p>
      <text:p text:style-name="P1"><text:span text:style-name="T1">variance NDVI=1.9562243693323857E8</text:span></text:p>
      <text:p text:style-name="P1"><text:span text:style-name="T1">varianceIR=14.06721629494769</text:span></text:p>
      <text:p text:style-name="P2"/>
      <text:p text:style-name="P1"><text:span text:style-name="T1">NDVI=-1.21292595744E7</text:span></text:p>
      <text:p text:style-name="P1"><text:span text:style-name="T1">IR=67.9392</text:span></text:p>
      <text:p text:style-name="P1"><text:span text:style-name="T1">variance NDVI=3.746432507284366E8</text:span></text:p>
      <text:p text:style-name="P1"><text:span text:style-name="T1">varianceIR=13.074279194623998</text:span></text:p>
      <text:p text:style-name="P2"/>
      <text:p text:style-name="P1"><text:span text:style-name="T1">NDVI=-1.145987852153846E7</text:span></text:p>
      <text:p text:style-name="P1"><text:span text:style-name="T1">IR=76.48153846153846</text:span></text:p>
      <text:p text:style-name="P1"><text:span text:style-name="T1">variance NDVI=1.4601953741956947E9</text:span></text:p>
      <text:p text:style-name="P1"><text:span text:style-name="T1">varianceIR=30.325698749203546</text:span></text:p>
      <text:p text:style-name="P2"/>
      <text:p text:style-name="P1"><text:span text:style-name="T1">NDVI=-1.07948413472E7</text:span></text:p>
      <text:p text:style-name="P1"><text:span text:style-name="T1">IR=82.2752</text:span></text:p>
      <text:p text:style-name="P1"><text:span text:style-name="T1">variance NDVI=6.820238526517596E8</text:span></text:p>
      <text:p text:style-name="P1"><text:span text:style-name="T1">varianceIR=14.722998616063974</text:span></text:p>
      <text:p text:style-name="P2"/>
      <text:p text:style-name="P1"><text:span text:style-name="T1">NDVI=-1.089538421076923E7</text:span></text:p>
      <text:p text:style-name="P1"><text:span text:style-name="T1">IR=82.52153846153846</text:span></text:p>
      <text:p text:style-name="P1"><text:span text:style-name="T1">variance NDVI=5.883282661997173E8</text:span></text:p>
      <text:p text:style-name="P1"><text:soft-page-break/><text:span text:style-name="T1">varianceIR=32.20615811015012</text:span></text:p>
      <text:p text:style-name="P2"/>
      <text:p text:style-name="P1"><text:span text:style-name="T1">NDVI=-1.08341290528E7</text:span></text:p>
      <text:p text:style-name="P1"><text:span text:style-name="T1">IR=82.5824</text:span></text:p>
      <text:p text:style-name="P1"><text:span text:style-name="T1">variance NDVI=4.801514411059719E8</text:span></text:p>
      <text:p text:style-name="P1"><text:span text:style-name="T1">varianceIR=12.927774703616075</text:span></text:p>
      <text:p text:style-name="P2"/>
      <text:p text:style-name="P1"><text:span text:style-name="T1">NDVI=-1.0593673981538462E7</text:span></text:p>
      <text:p text:style-name="P1"><text:span text:style-name="T1">IR=87.6923076923077</text:span></text:p>
      <text:p text:style-name="P1"><text:span text:style-name="T1">variance NDVI=6652318.023744869</text:span></text:p>
      <text:p text:style-name="P1"><text:span text:style-name="T1">varianceIR=40.179080564406014</text:span></text:p>
      <text:p text:style-name="P2"/>
      <text:p text:style-name="P1"><text:span text:style-name="T1">NDVI=-1.05424579648E7</text:span></text:p>
      <text:p text:style-name="P1"><text:span text:style-name="T1">IR=94.304</text:span></text:p>
      <text:p text:style-name="P1"><text:span text:style-name="T1">variance NDVI=5.9190421931344E8</text:span></text:p>
      <text:p text:style-name="P1"><text:span text:style-name="T1">varianceIR=154.36077506559997</text:span></text:p>
      <text:p text:style-name="P2"/>
      <text:p text:style-name="P1"><text:span text:style-name="T1">NDVI=-1.163107398816568E7</text:span></text:p>
      <text:p text:style-name="P1"><text:span text:style-name="T1">IR=73.56213017751479</text:span></text:p>
      <text:p text:style-name="P1"><text:span text:style-name="T1">variance NDVI=2.1232707811844952E9</text:span></text:p>
      <text:p text:style-name="P1"><text:span text:style-name="T1">varianceIR=43.180144273369955</text:span></text:p>
      <text:p text:style-name="P2"/>
      <text:p text:style-name="P1"><text:span text:style-name="T1">NDVI=-1.1604141363076923E7</text:span></text:p>
      <text:p text:style-name="P1"><text:span text:style-name="T1">IR=73.18461538461538</text:span></text:p>
      <text:p text:style-name="P1"><text:span text:style-name="T1">variance NDVI=3.7514139251133114E7</text:span></text:p>
      <text:p text:style-name="P1"><text:span text:style-name="T1">varianceIR=8.33820628129267</text:span></text:p>
      <text:p text:style-name="P2"/>
      <text:p text:style-name="P1"><text:span text:style-name="T1">NDVI=-1.1433991349112427E7</text:span></text:p>
      <text:p text:style-name="P1"><text:span text:style-name="T1">IR=75.58579881656804</text:span></text:p>
      <text:p text:style-name="P1"><text:span text:style-name="T1">variance NDVI=3.327715442509678E8</text:span></text:p>
      <text:p text:style-name="P1"><text:span text:style-name="T1">varianceIR=66.98999504641641</text:span></text:p>
      <text:p text:style-name="P2"/>
      <text:p text:style-name="P1"><text:span text:style-name="T1">NDVI=-1.1166633987692308E7</text:span></text:p>
      <text:p text:style-name="P1"><text:span text:style-name="T1">IR=80.10461538461539</text:span></text:p>
      <text:p text:style-name="P1"><text:span text:style-name="T1">variance NDVI=1.1717542019013817E9</text:span></text:p>
      <text:p text:style-name="P1"><text:span text:style-name="T1">varianceIR=17.624054707328096</text:span></text:p>
      <text:p text:style-name="P2"/>
      <text:p text:style-name="P1"><text:span text:style-name="T1">NDVI=-1.114512128106509E7</text:span></text:p>
      <text:p text:style-name="P1"><text:span text:style-name="T1">IR=78.81360946745562</text:span></text:p>
      <text:p text:style-name="P1"><text:span text:style-name="T1">variance NDVI=1.015255006961535E9</text:span></text:p>
      <text:p text:style-name="P1"><text:span text:style-name="T1">varianceIR=24.938017500278203</text:span></text:p>
      <text:p text:style-name="P2"/>
      <text:p text:style-name="P1"><text:span text:style-name="T1">NDVI=-1.0547896013846153E7</text:span></text:p>
      <text:p text:style-name="P1"><text:span text:style-name="T1">IR=85.37692307692308</text:span></text:p>
      <text:p text:style-name="P1"><text:span text:style-name="T1">variance NDVI=2.1550005685101458E8</text:span></text:p>
      <text:p text:style-name="P1"><text:span text:style-name="T1">varianceIR=13.255188984979691</text:span></text:p>
      <text:p text:style-name="P2"/>
      <text:p text:style-name="P1"><text:span text:style-name="T1">NDVI=-1.0500818566568047E7</text:span></text:p>
      <text:p text:style-name="P1"><text:span text:style-name="T1">IR=87.09023668639053</text:span></text:p>
      <text:p text:style-name="P1"><text:span text:style-name="T1">variance NDVI=1045390.899478342</text:span></text:p>
      <text:p text:style-name="P1"><text:span text:style-name="T1">varianceIR=7.864208414529137</text:span></text:p>
      <text:p text:style-name="P2"/>
      <text:p text:style-name="P1"><text:span text:style-name="T1">NDVI=-1.0991471967692308E7</text:span></text:p>
      <text:p text:style-name="P1"><text:span text:style-name="T1">IR=83.77384615384615</text:span></text:p>
      <text:p text:style-name="P1"><text:span text:style-name="T1">variance NDVI=1.0942248734362532E8</text:span></text:p>
      <text:p text:style-name="P1"><text:span text:style-name="T1">varianceIR=17.14125028311333</text:span></text:p>
      <text:p text:style-name="P2"/>
      <text:p text:style-name="P1"><text:span text:style-name="T1">NDVI=-1.0858767109467456E7</text:span></text:p>
      <text:p text:style-name="P1"><text:span text:style-name="T1">IR=87.51775147928994</text:span></text:p>
      <text:p text:style-name="P1"><text:span text:style-name="T1">variance NDVI=14965.002267302136</text:span></text:p>
      <text:p text:style-name="P1"><text:span text:style-name="T1">varianceIR=70.59192870745444</text:span></text:p>
      <text:p text:style-name="P2"/>
      <text:p text:style-name="P1"><text:soft-page-break/><text:span text:style-name="T1">NDVI=-1.0836293895384615E7</text:span></text:p>
      <text:p text:style-name="P1"><text:span text:style-name="T1">IR=86.06769230769231</text:span></text:p>
      <text:p text:style-name="P1"><text:span text:style-name="T1">variance NDVI=7.223258144369985E7</text:span></text:p>
      <text:p text:style-name="P1"><text:span text:style-name="T1">varianceIR=66.94564491943608</text:span></text:p>
      <text:p text:style-name="P2"/>
      <text:p text:style-name="P1"><text:span text:style-name="T1">NDVI=-1.2124881733846154E7</text:span></text:p>
      <text:p text:style-name="P1"><text:span text:style-name="T1">IR=68.71538461538462</text:span></text:p>
      <text:p text:style-name="P1"><text:span text:style-name="T1">variance NDVI=1.8679038488887706E8</text:span></text:p>
      <text:p text:style-name="P1"><text:span text:style-name="T1">varianceIR=27.187923441055997</text:span></text:p>
      <text:p text:style-name="P2"/>
      <text:p text:style-name="P1"><text:span text:style-name="T1">NDVI=-1.22767823888E7</text:span></text:p>
      <text:p text:style-name="P1"><text:span text:style-name="T1">IR=67.0704</text:span></text:p>
      <text:p text:style-name="P1"><text:span text:style-name="T1">variance NDVI=1081667.3757246467</text:span></text:p>
      <text:p text:style-name="P1"><text:span text:style-name="T1">varianceIR=16.530145529856004</text:span></text:p>
      <text:p text:style-name="P2"/>
      <text:p text:style-name="P1"><text:span text:style-name="T1">NDVI=-1.1777766033846153E7</text:span></text:p>
      <text:p text:style-name="P1"><text:span text:style-name="T1">IR=72.44</text:span></text:p>
      <text:p text:style-name="P1"><text:span text:style-name="T1">variance NDVI=1.072133135920955E8</text:span></text:p>
      <text:p text:style-name="P1"><text:span text:style-name="T1">varianceIR=42.74109784615391</text:span></text:p>
      <text:p text:style-name="P2"/>
      <text:p text:style-name="P1"><text:span text:style-name="T1">NDVI=-1.09792944416E7</text:span></text:p>
      <text:p text:style-name="P1"><text:span text:style-name="T1">IR=83.12</text:span></text:p>
      <text:p text:style-name="P1"><text:span text:style-name="T1">variance NDVI=1.0364417535219197E8</text:span></text:p>
      <text:p text:style-name="P1"><text:span text:style-name="T1">varianceIR=13.780695039999951</text:span></text:p>
      <text:p text:style-name="P2"/>
      <text:p text:style-name="P1"><text:span text:style-name="T1">NDVI=-1.100633534E7</text:span></text:p>
      <text:p text:style-name="P1"><text:span text:style-name="T1">IR=84.54923076923077</text:span></text:p>
      <text:p text:style-name="P1"><text:span text:style-name="T1">variance NDVI=1.953687829787496E7</text:span></text:p>
      <text:p text:style-name="P1"><text:span text:style-name="T1">varianceIR=17.62076467546655</text:span></text:p>
      <text:p text:style-name="P2"/>
      <text:p text:style-name="P1"><text:span text:style-name="T1">NDVI=-1.05950790448E7</text:span></text:p>
      <text:p text:style-name="P1"><text:span text:style-name="T1">IR=86.7536</text:span></text:p>
      <text:p text:style-name="P1"><text:span text:style-name="T1">variance NDVI=2.8501959011042256E7</text:span></text:p>
      <text:p text:style-name="P1"><text:span text:style-name="T1">varianceIR=8.643586420736009</text:span></text:p>
      <text:p text:style-name="P2"/>
      <text:p text:style-name="P1"><text:span text:style-name="T1">NDVI=-1.0640533118461538E7</text:span></text:p>
      <text:p text:style-name="P1"><text:span text:style-name="T1">IR=84.82615384615384</text:span></text:p>
      <text:p text:style-name="P1"><text:span text:style-name="T1">variance NDVI=2.1725880097345862E8</text:span></text:p>
      <text:p text:style-name="P1"><text:span text:style-name="T1">varianceIR=11.564356555302682</text:span></text:p>
      <text:p text:style-name="P2"/>
      <text:p text:style-name="P1"><text:span text:style-name="T1">NDVI=-1.0984712968E7</text:span></text:p>
      <text:p text:style-name="P1"><text:span text:style-name="T1">IR=84.0112</text:span></text:p>
      <text:p text:style-name="P1"><text:span text:style-name="T1">variance NDVI=1.0810432308814831E8</text:span></text:p>
      <text:p text:style-name="P1"><text:span text:style-name="T1">varianceIR=86.52288532070419</text:span></text:p>
      <text:p text:style-name="P2"/>
      <text:p text:style-name="P1"><text:span text:style-name="T1">NDVI=-1.048413184153846E7</text:span></text:p>
      <text:p text:style-name="P1"><text:span text:style-name="T1">IR=94.12769230769231</text:span></text:p>
      <text:p text:style-name="P1"><text:span text:style-name="T1">variance NDVI=1.778390563259022E7</text:span></text:p>
      <text:p text:style-name="P1"><text:span text:style-name="T1">varianceIR=45.185267688666436</text:span></text:p>
      <text:p text:style-name="P2"/>
      <text:p text:style-name="P1"><text:span text:style-name="T1">NDVI=-1.01450179632E7</text:span></text:p>
      <text:p text:style-name="P1"><text:span text:style-name="T1">IR=97.7872</text:span></text:p>
      <text:p text:style-name="P1"><text:span text:style-name="T1">variance NDVI=5.368472012788041E8</text:span></text:p>
      <text:p text:style-name="P1"><text:span text:style-name="T1">varianceIR=86.92645453414404</text:span></text:p>
      <text:p text:style-name="P2"/>
      <text:p text:style-name="P1"><text:span text:style-name="T1">NDVI=-1.186085899260355E7</text:span></text:p>
      <text:p text:style-name="P1"><text:span text:style-name="T1">IR=75.82396449704142</text:span></text:p>
      <text:p text:style-name="P1"><text:span text:style-name="T1">variance NDVI=2.0927966879755694E8</text:span></text:p>
      <text:p text:style-name="P1"><text:span text:style-name="T1">varianceIR=38.40728604614866</text:span></text:p>
      <text:p text:style-name="P2"/>
      <text:p text:style-name="P1"><text:span text:style-name="T1">NDVI=-1.1682951273846153E7</text:span></text:p>
      <text:p text:style-name="P1"><text:span text:style-name="T1">IR=75.04</text:span></text:p>
      <text:p text:style-name="P1"><text:soft-page-break/><text:span text:style-name="T1">variance NDVI=1136448.73314737</text:span></text:p>
      <text:p text:style-name="P1"><text:span text:style-name="T1">varianceIR=13.123017846153793</text:span></text:p>
      <text:p text:style-name="P2"/>
      <text:p text:style-name="P1"><text:span text:style-name="T1">NDVI=-1.1669989402366864E7</text:span></text:p>
      <text:p text:style-name="P1"><text:span text:style-name="T1">IR=75.44970414201184</text:span></text:p>
      <text:p text:style-name="P1"><text:span text:style-name="T1">variance NDVI=2414521.6020129444</text:span></text:p>
      <text:p text:style-name="P1"><text:span text:style-name="T1">varianceIR=12.301697922996329</text:span></text:p>
      <text:p text:style-name="P2"/>
      <text:p text:style-name="P1"><text:span text:style-name="T1">NDVI=-1.1497600578461539E7</text:span></text:p>
      <text:p text:style-name="P1"><text:span text:style-name="T1">IR=81.34153846153846</text:span></text:p>
      <text:p text:style-name="P1"><text:span text:style-name="T1">variance NDVI=1.5051415910798126E8</text:span></text:p>
      <text:p text:style-name="P1"><text:span text:style-name="T1">varianceIR=16.767114370505272</text:span></text:p>
      <text:p text:style-name="P2"/>
      <text:p text:style-name="P1"><text:span text:style-name="T1">NDVI=-1.1402191863905326E7</text:span></text:p>
      <text:p text:style-name="P1"><text:span text:style-name="T1">IR=86.38461538461539</text:span></text:p>
      <text:p text:style-name="P1"><text:span text:style-name="T1">variance NDVI=1.1969622582739705E8</text:span></text:p>
      <text:p text:style-name="P1"><text:span text:style-name="T1">varianceIR=116.95310913483421</text:span></text:p>
      <text:p text:style-name="P2"/>
      <text:p text:style-name="P1"><text:span text:style-name="T1">NDVI=-1.1185755850769231E7</text:span></text:p>
      <text:p text:style-name="P1"><text:span text:style-name="T1">IR=81.83538461538461</text:span></text:p>
      <text:p text:style-name="P1"><text:span text:style-name="T1">variance NDVI=1.687529106612166E8</text:span></text:p>
      <text:p text:style-name="P1"><text:span text:style-name="T1">varianceIR=38.90833281383707</text:span></text:p>
      <text:p text:style-name="P2"/>
      <text:p text:style-name="P1"><text:span text:style-name="T1">NDVI=-1.0875811125739645E7</text:span></text:p>
      <text:p text:style-name="P1"><text:span text:style-name="T1">IR=86.81508875739645</text:span></text:p>
      <text:p text:style-name="P1"><text:span text:style-name="T1">variance NDVI=3.7894147024792236E8</text:span></text:p>
      <text:p text:style-name="P1"><text:span text:style-name="T1">varianceIR=31.23778954235089</text:span></text:p>
      <text:p text:style-name="P2"/>
      <text:p text:style-name="P1"><text:span text:style-name="T1">NDVI=-1.04787456E7</text:span></text:p>
      <text:p text:style-name="P1"><text:span text:style-name="T1">IR=95.31076923076922</text:span></text:p>
      <text:p text:style-name="P1"><text:span text:style-name="T1">variance NDVI=7.675404465729878E8</text:span></text:p>
      <text:p text:style-name="P1"><text:span text:style-name="T1">varianceIR=106.6205651488396</text:span></text:p>
      <text:p text:style-name="P2"/>
      <text:p text:style-name="P1"><text:span text:style-name="T1">NDVI=-1.028633748668639E7</text:span></text:p>
      <text:p text:style-name="P1"><text:span text:style-name="T1">IR=93.94526627218934</text:span></text:p>
      <text:p text:style-name="P1"><text:span text:style-name="T1">variance NDVI=2.04858196107247E8</text:span></text:p>
      <text:p text:style-name="P1"><text:span text:style-name="T1">varianceIR=65.98326613465021</text:span></text:p>
      <text:p text:style-name="P2"/>
      <text:p text:style-name="P1"><text:span text:style-name="T1">NDVI=-9830644.427692307</text:span></text:p>
      <text:p text:style-name="P1"><text:span text:style-name="T1">IR=105.3076923076923</text:span></text:p>
      <text:p text:style-name="P1"><text:span text:style-name="T1">variance NDVI=2.8854008224943817E8</text:span></text:p>
      <text:p text:style-name="P1"><text:span text:style-name="T1">varianceIR=102.92026399635868</text:span></text:p>
      <text:p text:style-name="P2"/>
      <text:p text:style-name="P1"><text:span text:style-name="T1">NDVI=-1.1717907255384615E7</text:span></text:p>
      <text:p text:style-name="P1"><text:span text:style-name="T1">IR=80.78153846153846</text:span></text:p>
      <text:p text:style-name="P1"><text:span text:style-name="T1">variance NDVI=2.901701555073295E9</text:span></text:p>
      <text:p text:style-name="P1"><text:span text:style-name="T1">varianceIR=15.044054488848507</text:span></text:p>
      <text:p text:style-name="P2"/>
      <text:p text:style-name="P1"><text:span text:style-name="T1">NDVI=-1.17955815216E7</text:span></text:p>
      <text:p text:style-name="P1"><text:span text:style-name="T1">IR=76.4112</text:span></text:p>
      <text:p text:style-name="P1"><text:span text:style-name="T1">variance NDVI=555436.3220967822</text:span></text:p>
      <text:p text:style-name="P1"><text:span text:style-name="T1">varianceIR=22.575988936704004</text:span></text:p>
      <text:p text:style-name="P2"/>
      <text:p text:style-name="P1"><text:span text:style-name="T1">NDVI=-1.1753444015384614E7</text:span></text:p>
      <text:p text:style-name="P1"><text:span text:style-name="T1">IR=76.82153846153847</text:span></text:p>
      <text:p text:style-name="P1"><text:span text:style-name="T1">variance NDVI=2852185.185609701</text:span></text:p>
      <text:p text:style-name="P1"><text:span text:style-name="T1">varianceIR=21.225918820209397</text:span></text:p>
      <text:p text:style-name="P2"/>
      <text:p text:style-name="P1"><text:span text:style-name="T1">NDVI=-1.122888652E7</text:span></text:p>
      <text:p text:style-name="P1"><text:span text:style-name="T1">IR=87.3552</text:span></text:p>
      <text:p text:style-name="P1"><text:span text:style-name="T1">variance NDVI=6.019043836675657E8</text:span></text:p>
      <text:p text:style-name="P1"><text:span text:style-name="T1">varianceIR=24.81932250726403</text:span></text:p>
      <text:p text:style-name="P2"><text:soft-page-break/></text:p>
      <text:p text:style-name="P1"><text:span text:style-name="T1">NDVI=-1.1661660007692307E7</text:span></text:p>
      <text:p text:style-name="P1"><text:span text:style-name="T1">IR=74.98307692307692</text:span></text:p>
      <text:p text:style-name="P1"><text:span text:style-name="T1">variance NDVI=3.399620982624609E7</text:span></text:p>
      <text:p text:style-name="P1"><text:span text:style-name="T1">varianceIR=180.03273180154815</text:span></text:p>
      <text:p text:style-name="P2"/>
      <text:p text:style-name="P1"><text:span text:style-name="T1">NDVI=-1.07825783744E7</text:span></text:p>
      <text:p text:style-name="P1"><text:span text:style-name="T1">IR=83.0528</text:span></text:p>
      <text:p text:style-name="P1"><text:span text:style-name="T1">variance NDVI=3.380913715456463E9</text:span></text:p>
      <text:p text:style-name="P1"><text:span text:style-name="T1">varianceIR=6.340840300544008</text:span></text:p>
      <text:p text:style-name="P2"/>
      <text:p text:style-name="P1"><text:span text:style-name="T1">NDVI=-1.0394396481538462E7</text:span></text:p>
      <text:p text:style-name="P1"><text:span text:style-name="T1">IR=97.54923076923077</text:span></text:p>
      <text:p text:style-name="P1"><text:span text:style-name="T1">variance NDVI=4.27263350808512E8</text:span></text:p>
      <text:p text:style-name="P1"><text:span text:style-name="T1">varianceIR=98.03504159854339</text:span></text:p>
      <text:p text:style-name="P2"/>
      <text:p text:style-name="P1"><text:span text:style-name="T1">NDVI=-1.00915548544E7</text:span></text:p>
      <text:p text:style-name="P1"><text:span text:style-name="T1">IR=105.6384</text:span></text:p>
      <text:p text:style-name="P1"><text:span text:style-name="T1">variance NDVI=3.0286325285286003E8</text:span></text:p>
      <text:p text:style-name="P1"><text:span text:style-name="T1">varianceIR=33.72439992729616</text:span></text:p>
      <text:p text:style-name="P2"/>
      <text:p text:style-name="P1"><text:span text:style-name="T1">NDVI=-9908402.173846154</text:span></text:p>
      <text:p text:style-name="P1"><text:span text:style-name="T1">IR=104.6076923076923</text:span></text:p>
      <text:p text:style-name="P1"><text:span text:style-name="T1">variance NDVI=5.880068855920324E8</text:span></text:p>
      <text:p text:style-name="P1"><text:span text:style-name="T1">varianceIR=103.45189358215707</text:span></text:p>
      <text:p text:style-name="P2"/>
      <text:p text:style-name="P1"><text:span text:style-name="T1">NDVI=-9611924.3728</text:span></text:p>
      <text:p text:style-name="P1"><text:span text:style-name="T1">IR=115.0</text:span></text:p>
      <text:p text:style-name="P1"><text:span text:style-name="T1">variance NDVI=8398725.38176733</text:span></text:p>
      <text:p text:style-name="P1"><text:span text:style-name="T1">varianceIR=3.1344</text:span></text:p>
      <text:p text:style-name="P2"/>
      <text:p text:style-name="P1"><text:span text:style-name="T1">NDVI=-1.1571996455621302E7</text:span></text:p>
      <text:p text:style-name="P1"><text:span text:style-name="T1">IR=82.12426035502959</text:span></text:p>
      <text:p text:style-name="P1"><text:span text:style-name="T1">variance NDVI=5283016.068792139</text:span></text:p>
      <text:p text:style-name="P1"><text:span text:style-name="T1">varianceIR=10.073899806269525</text:span></text:p>
      <text:p text:style-name="P2"/>
      <text:p text:style-name="P1"><text:span text:style-name="T1">NDVI=-1.1620714307692308E7</text:span></text:p>
      <text:p text:style-name="P1"><text:span text:style-name="T1">IR=80.76923076923077</text:span></text:p>
      <text:p text:style-name="P1"><text:span text:style-name="T1">variance NDVI=5.842973528131663E8</text:span></text:p>
      <text:p text:style-name="P1"><text:span text:style-name="T1">varianceIR=24.09392808375056</text:span></text:p>
      <text:p text:style-name="P2"/>
      <text:p text:style-name="P1"><text:span text:style-name="T1">NDVI=-1.1324726186390532E7</text:span></text:p>
      <text:p text:style-name="P1"><text:span text:style-name="T1">IR=82.90236686390533</text:span></text:p>
      <text:p text:style-name="P1"><text:span text:style-name="T1">variance NDVI=1.5111108104917005E8</text:span></text:p>
      <text:p text:style-name="P1"><text:span text:style-name="T1">varianceIR=27.556743557182465</text:span></text:p>
      <text:p text:style-name="P2"/>
      <text:p text:style-name="P1"><text:span text:style-name="T1">NDVI=-1.0771711426153846E7</text:span></text:p>
      <text:p text:style-name="P1"><text:span text:style-name="T1">IR=84.46307692307693</text:span></text:p>
      <text:p text:style-name="P1"><text:span text:style-name="T1">variance NDVI=3.434663871852122E7</text:span></text:p>
      <text:p text:style-name="P1"><text:span text:style-name="T1">varianceIR=4.060961860719146</text:span></text:p>
      <text:p text:style-name="P2"/>
      <text:p text:style-name="P1"><text:span text:style-name="T1">NDVI=-1.0664702288461538E7</text:span></text:p>
      <text:p text:style-name="P1"><text:span text:style-name="T1">IR=85.40384615384616</text:span></text:p>
      <text:p text:style-name="P1"><text:span text:style-name="T1">variance NDVI=2.788665677490131E7</text:span></text:p>
      <text:p text:style-name="P1"><text:span text:style-name="T1">varianceIR=15.929832748328064</text:span></text:p>
      <text:p text:style-name="P2"/>
      <text:p text:style-name="P1"><text:span text:style-name="T1">NDVI=-1.071781060923077E7</text:span></text:p>
      <text:p text:style-name="P1"><text:span text:style-name="T1">IR=90.19076923076923</text:span></text:p>
      <text:p text:style-name="P1"><text:span text:style-name="T1">variance NDVI=8145348.116102234</text:span></text:p>
      <text:p text:style-name="P1"><text:span text:style-name="T1">varianceIR=170.48726072280414</text:span></text:p>
      <text:p text:style-name="P2"/>
      <text:p text:style-name="P1"><text:span text:style-name="T1">NDVI=-1.0170513288461538E7</text:span></text:p>
      <text:p text:style-name="P1"><text:soft-page-break/><text:span text:style-name="T1">IR=106.92455621301775</text:span></text:p>
      <text:p text:style-name="P1"><text:span text:style-name="T1">variance NDVI=9.8847293269575E8</text:span></text:p>
      <text:p text:style-name="P1"><text:span text:style-name="T1">varianceIR=31.48226788197445</text:span></text:p>
      <text:p text:style-name="P2"/>
      <text:p text:style-name="P1"><text:span text:style-name="T1">NDVI=-9951097.283076923</text:span></text:p>
      <text:p text:style-name="P1"><text:span text:style-name="T1">IR=109.51076923076923</text:span></text:p>
      <text:p text:style-name="P1"><text:span text:style-name="T1">variance NDVI=3.018039712695602E8</text:span></text:p>
      <text:p text:style-name="P1"><text:span text:style-name="T1">varianceIR=31.936974142921954</text:span></text:p>
      <text:p text:style-name="P2"/>
      <text:p text:style-name="P1"><text:span text:style-name="T1">NDVI=-9727622.619822485</text:span></text:p>
      <text:p text:style-name="P1"><text:span text:style-name="T1">IR=113.04881656804734</text:span></text:p>
      <text:p text:style-name="P1"><text:span text:style-name="T1">variance NDVI=7.952690291800457E8</text:span></text:p>
      <text:p text:style-name="P1"><text:span text:style-name="T1">varianceIR=4.877846125281756</text:span></text:p>
      <text:p text:style-name="P2"/>
      <text:p text:style-name="P1"><text:span text:style-name="T1">NDVI=-9633899.103076924</text:span></text:p>
      <text:p text:style-name="P1"><text:span text:style-name="T1">IR=114.63230769230769</text:span></text:p>
      <text:p text:style-name="P1"><text:span text:style-name="T1">variance NDVI=1.3942878348411683E7</text:span></text:p>
      <text:p text:style-name="P1"><text:span text:style-name="T1">varianceIR=2.6179807774237642</text:span></text:p>
      <text:p text:style-name="P2"/>
      <text:p text:style-name="P1"><text:span text:style-name="T1">NDVI=-1.1465404241538461E7</text:span></text:p>
      <text:p text:style-name="P1"><text:span text:style-name="T1">IR=84.3</text:span></text:p>
      <text:p text:style-name="P1"><text:span text:style-name="T1">variance NDVI=1.2201710043330383E8</text:span></text:p>
      <text:p text:style-name="P1"><text:span text:style-name="T1">varianceIR=43.66921538461543</text:span></text:p>
      <text:p text:style-name="P2"/>
      <text:p text:style-name="P1"><text:span text:style-name="T1">NDVI=-1.14294767504E7</text:span></text:p>
      <text:p text:style-name="P1"><text:span text:style-name="T1">IR=80.7024</text:span></text:p>
      <text:p text:style-name="P1"><text:span text:style-name="T1">variance NDVI=9.658394095581637E7</text:span></text:p>
      <text:p text:style-name="P1"><text:span text:style-name="T1">varianceIR=56.88243802521593</text:span></text:p>
      <text:p text:style-name="P2"/>
      <text:p text:style-name="P1"><text:span text:style-name="T1">NDVI=-1.0878218696923077E7</text:span></text:p>
      <text:p text:style-name="P1"><text:span text:style-name="T1">IR=83.03846153846153</text:span></text:p>
      <text:p text:style-name="P1"><text:span text:style-name="T1">variance NDVI=1.436445215265243E8</text:span></text:p>
      <text:p text:style-name="P1"><text:span text:style-name="T1">varianceIR=10.543730086481563</text:span></text:p>
      <text:p text:style-name="P2"/>
      <text:p text:style-name="P1"><text:span text:style-name="T1">NDVI=-1.065941796E7</text:span></text:p>
      <text:p text:style-name="P1"><text:span text:style-name="T1">IR=84.9392</text:span></text:p>
      <text:p text:style-name="P1"><text:span text:style-name="T1">variance NDVI=2.7884313184571E7</text:span></text:p>
      <text:p text:style-name="P1"><text:span text:style-name="T1">varianceIR=16.17017167462401</text:span></text:p>
      <text:p text:style-name="P2"/>
      <text:p text:style-name="P1"><text:span text:style-name="T1">NDVI=-1.082645207076923E7</text:span></text:p>
      <text:p text:style-name="P1"><text:span text:style-name="T1">IR=82.92</text:span></text:p>
      <text:p text:style-name="P1"><text:span text:style-name="T1">variance NDVI=2.8530506235892856E8</text:span></text:p>
      <text:p text:style-name="P1"><text:span text:style-name="T1">varianceIR=5.922409846153854</text:span></text:p>
      <text:p text:style-name="P2"/>
      <text:p text:style-name="P1"><text:span text:style-name="T1">NDVI=-1.0281834648E7</text:span></text:p>
      <text:p text:style-name="P1"><text:span text:style-name="T1">IR=100.2</text:span></text:p>
      <text:p text:style-name="P1"><text:span text:style-name="T1">variance NDVI=1.305349115099001E9</text:span></text:p>
      <text:p text:style-name="P1"><text:span text:style-name="T1">varianceIR=102.39046399999974</text:span></text:p>
      <text:p text:style-name="P2"/>
      <text:p text:style-name="P1"><text:span text:style-name="T1">NDVI=-1.0094521592307692E7</text:span></text:p>
      <text:p text:style-name="P1"><text:span text:style-name="T1">IR=109.39846153846153</text:span></text:p>
      <text:p text:style-name="P1"><text:span text:style-name="T1">variance NDVI=4.003743853809472E7</text:span></text:p>
      <text:p text:style-name="P1"><text:span text:style-name="T1">varianceIR=2.3843413054164864</text:span></text:p>
      <text:p text:style-name="P2"/>
      <text:p text:style-name="P1"><text:span text:style-name="T1">NDVI=-9999328.0432</text:span></text:p>
      <text:p text:style-name="P1"><text:span text:style-name="T1">IR=110.6</text:span></text:p>
      <text:p text:style-name="P1"><text:span text:style-name="T1">variance NDVI=6801657.019395163</text:span></text:p>
      <text:p text:style-name="P1"><text:span text:style-name="T1">varianceIR=2.0357759999999945</text:span></text:p>
      <text:p text:style-name="P2"/>
      <text:p text:style-name="P1"><text:span text:style-name="T1">NDVI=-9784636.36923077</text:span></text:p>
      <text:p text:style-name="P1"><text:span text:style-name="T1">IR=112.13538461538461</text:span></text:p>
      <text:p text:style-name="P1"><text:span text:style-name="T1">variance NDVI=4.97837957276793E7</text:span></text:p>
      <text:p text:style-name="P1"><text:soft-page-break/><text:span text:style-name="T1">varianceIR=2.4960471333636747</text:span></text:p>
      <text:p text:style-name="P2"/>
      <text:p text:style-name="P1"><text:span text:style-name="T1">NDVI=-9690404.4064</text:span></text:p>
      <text:p text:style-name="P1"><text:span text:style-name="T1">IR=113.5072</text:span></text:p>
      <text:p text:style-name="P1"><text:span text:style-name="T1">variance NDVI=3.6822765934503116E7</text:span></text:p>
      <text:p text:style-name="P1"><text:span text:style-name="T1">varianceIR=2.8705632829439978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0:36:56.440246029</meta:creation-date>
    <dc:date>2014-04-28T10:39:09.518587070</dc:date>
    <meta:editing-duration>P0D</meta:editing-duration>
    <meta:editing-cycles>1</meta:editing-cycles>
    <meta:document-statistic meta:table-count="0" meta:image-count="0" meta:object-count="0" meta:page-count="9" meta:paragraph-count="402" meta:word-count="505" meta:character-count="10250" meta:non-whitespace-character-count="10147"/>
    <meta:generator>LibreOffice/4.2.3.3$Linux_x86 LibreOffice_project/420m0$Build-3</meta:generator>
  </office:meta>
</office:document-meta>
</file>